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Cantarell" officeooo:rsid="00108791" officeooo:paragraph-rsid="00108791"/>
    </style:style>
    <style:style style:name="P2" style:family="paragraph" style:parent-style-name="Standard">
      <style:text-properties style:font-name="Cantarell" officeooo:rsid="00108791" officeooo:paragraph-rsid="0011273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2738" style:font-weight-asian="bold" style:font-weight-complex="bold"/>
    </style:style>
    <style:style style:name="T3" style:family="text">
      <style:text-properties officeooo:rsid="00112738"/>
    </style:style>
    <style:style style:name="T4" style:family="text">
      <style:text-properties fo:font-weight="normal" officeooo:rsid="00112738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ent Management System</text:p>
      <text:p text:style-name="P1"/>
      <text:p text:style-name="P1"><text:span text:style-name="T1">Functionalities</text:span>:</text:p>
      <text:p text:style-name="P1"><text:tab/><text:span text:style-name="T1">BASE FUNCTIONALITIES –</text:span><text:span text:style-name="T2"> alpha</text:span></text:p>
      <text:p text:style-name="P1"><text:tab/>User Registration</text:p>
      <text:p text:style-name="P1"><text:tab/>Event Creation/Modification/Deletion</text:p>
      <text:p text:style-name="P1"><text:tab/><text:span text:style-name="T3">Event Planning </text:span></text:p>
      <text:p text:style-name="P1"><text:tab/><text:span text:style-name="T3">Event Budgeting</text:span></text:p>
      <text:p text:style-name="P1"><text:tab/><text:span text:style-name="T3">Event Monitoring</text:span></text:p>
      <text:p text:style-name="P1"><text:tab/><text:span text:style-name="T3">Collaborating within an Event</text:span></text:p>
      <text:p text:style-name="P1"><text:tab/>Non-User Crew Creation/Modification/Deletion</text:p>
      <text:p text:style-name="P1"><text:tab/></text:p>
      <text:p text:style-name="P1"><text:tab/><text:span text:style-name="T2">SECONDARY FUNCTIONALITIES</text:span></text:p>
      <text:p text:style-name="P2"><text:span text:style-name="T2"><text:tab/></text:span><text:span text:style-name="T4">Collaborating with other Events</text:span></text:p>
      <text:p text:style-name="P1"><text:span text:style-name="T2"><text:tab/></text:span><text:span text:style-name="T4">Marketplace</text:span></text:p>
      <text:p text:style-name="P1"><text:span text:style-name="T4"><text:tab/>Talent Marketplace</text:span></text:p>
      <text:p text:style-name="P1"><text:span text:style-name="T4"><text:tab/>Ticketing</text:span></text:p>
      <text:p text:style-name="P1"><text:span text:style-name="T4"><text:tab/>Marketing tools</text:span></text:p>
      <text:p text:style-name="P1"><text:span text:style-name="T4"><text:tab/>RSVP platform</text:span></text:p>
      <text:p text:style-name="P1"><text:span text:style-name="T4"><text:tab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6:19:19.754930648</meta:creation-date>
    <dc:date>2018-02-01T23:18:22.685330618</dc:date>
    <meta:editing-duration>PT12M44S</meta:editing-duration>
    <meta:editing-cycles>2</meta:editing-cycles>
    <meta:generator>LibreOffice/5.3.6.1$Linux_X86_64 LibreOffice_project/30m0$Build-1</meta:generator>
    <meta:document-statistic meta:table-count="0" meta:image-count="0" meta:object-count="0" meta:page-count="1" meta:paragraph-count="19" meta:word-count="38" meta:character-count="378" meta:non-whitespace-character-count="338"/>
  </office:meta>
</office:document-meta>
</file>